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Courier New1" svg:font-family="'Courier New'" style:font-adornments="Fett"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COOPS</text:p>
      <text:p text:style-name="Standard">SCOOPS is an object-oriented programming system for TI Scheme based on first-class environments and on multiple and dynamic inheritance. Although it is similar in concept and syntax to the object-oriented paradigms of the LOOPS<text:note text:id="ftn0" text:note-class="footnote"><text:note-citation>1</text:note-citation><text:note-body><text:p text:style-name="Footnote">Bobrow, D. G., and Stefik, M. J. The LOOPS Manual, Palo Alto, CA: Xerox Corporation, 1983.</text:p></text:note-body></text:note> [2] and Flavors<text:note text:id="ftn1" text:note-class="footnote"><text:note-citation>2</text:note-citation><text:note-body><text:p text:style-name="Footnote">Weinreb, D; Moon, D.; and Stallman, R. Lisp Machine Manual. Cambridge, MA: Massachusetts Institute of Technology, 1983.</text:p></text:note-body></text:note> [25] systems, the implementation of SCOOPS relies heavily on the features of the Scheme language. Note that in PC Scheme, it is necessary to load the file SCOOPS.FSL before using SCOOPS.</text:p>
      <text:p text:style-name="Standard"/>
      <text:p text:style-name="Standard">If you are not familiar with SCOOPS, a tutorial is available to help you get started. The tutorial is contained on the file tutorial.fsl, which you can load into PC Scheme.</text:p>
      <text:p text:style-name="Sourcecode"/>
      <text:p text:style-name="Sourcecode">(load "tutorial.fsl")</text:p>
      <text:p text:style-name="Sourcecode"/>
      <text:p text:style-name="Standard">The file scpsdemo.s contains the source code for the SCOOPS classes that are used in the tutorial. Printing off and reading a copy of scpsdemo.s may help you better understand SCOOPS as you go through the tutorial.</text:p>
      <text:h text:style-name="Heading_20_1" text:outline-level="1">Overview</text:h>
      <text:p text:style-name="Standard">The object-oriented programming world consists of objects, which represent abstract entities. An object is comprised of variables, which determine the local state of the object, and methods, which define the object's behavior. Higher levels of abstraction are built up through inheritance; that is, higher level classes of objects may inherit the properties of other classes. Large systems can thus be divided naturally into coherent parts that can be developed and maintained separately. Programmers can also avoid the specification of redundant information.</text:p>
      <text:p text:style-name="Standard"/>
      <text:p text:style-name="Standard">The only way to interact with an object or to influence its state is by sending a message to it. However, the message passing style need not be adhered to internally within an object. Methods may use normal lexical scoping and procedure calls to access variables and to invoke other methods of the same class. Method definition is, therefore, both convenient and efficient.</text:p>
      <text:p text:style-name="Standard"/>
      <text:p text:style-name="Standard">Before you use any of the SCOOPS facilities, be sure to load the SCOOPS environment by entering the following:</text:p>
      <text:p text:style-name="Sourcecode"/>
      <text:p text:style-name="Sourcecode">(load "scoops.fsl")</text:p>
      <text:p text:style-name="Sourcecode"/>
      <text:h text:style-name="Heading_20_1" text:outline-level="1">Defining Classes</text:h>
      <text:p text:style-name="Standard">A class contains the description of one or more similar objects; an object is an instance of a class. The definition of a class consists of class variables, instance variables, methods, and mixins. Class variables contain information that is shared by all instances of the class. Instance variables are local to each instance and contain information specific to that instance. Methods are procedures that determine the behavior of instances of the class.</text:p>
      <text:p text:style-name="Standard"/>
      <text:p text:style-name="Standard">A class may inherit the variables and methods of other classes through mixins. Inheritance has proven to be a useful way to organize information in complex systems.</text:p>
      <text:p text:style-name="Standard"/>
      <text:p text:style-name="Standard">The following code is an example of class definition in SCOOPS:</text:p>
      <text:p text:style-name="Sourcecode"><text:soft-page-break/></text:p>
      <text:p text:style-name="Sourcecode">(define-class employees</text:p>
      <text:p text:style-name="Sourcecode"><text:tab/>(classvars (no-of-employees 0))</text:p>
      <text:p text:style-name="Sourcecode"><text:tab/>(instvars name emp - no manager salary (overtime 0)) </text:p>
      <text:p text:style-name="Sourcecode"><text:tab/>(mixins personal-info education – experience)</text:p>
      <text:p text:style-name="Sourcecode"><text:tab/>(options (gettable-variables name emp-no no-of-employees)</text:p>
      <text:p text:style-name="Sourcecode"><text:tab/><text:tab/>settable-variables </text:p>
      <text:p text:style-name="Sourcecode"><text:tab/><text:tab/>inittable-variables))</text:p>
      <text:p text:style-name="Sourcecode"/>
      <text:p text:style-name="Standard">The class EMPLOYEES has a class variable, NO-OF-EMPLOYEES, which is initialized to zero. It also contains five instance variables, NAME, EMP-NO, MANAGER, SALARY, and OVERTIME. This class inherits class variables, instance variables, and methods from its mixins, PERSONAL-INFO and EDUCATION-EXPERIENCE.</text:p>
      <text:p text:style-name="Standard"/>
      <text:p text:style-name="Standard">Methods are generated automatically for gettable and settable variables. The inittable variables can be given initial values when an instance of a class is created. In the class EMPLOYEES, all the variables are settable and inittable, while only NAME, EMP-NO, and NO-OF-EMPLOYEES are gettable.</text:p>
      <text:p text:style-name="Standard"/>
      <text:p text:style-name="Standard">In object-oriented programming systems, it is traditional to allow class variables, instance variables, methods, and mixins to be added or deleted from the definition of the class at any time. In the current version of SCOOPS in PC Scheme, only methods can be added or deleted. Methods do not have to be recompiled when the class definition is changed.</text:p>
      <text:p text:style-name="Standard"/>
      <text:p text:style-name="Standard">The special form MAKE- INSTANCE is used to create new objects. Since instances are not created with names, it is necessary to keep references to them in variables or other data structures.</text:p>
      <text:h text:style-name="Heading_20_1" text:outline-level="1">Methods</text:h>
      <text:p text:style-name="Standard">Methods are defined for a class with DEFINE-METHOD. If a method by a given name already exists, the new definition replaces the existing one.</text:p>
      <text:p text:style-name="Standard"/>
      <text:p text:style-name="Standard">The following example illustrates the addition of two methods, EARNINGS - GREATER-THAN and EARNINGS, to the class EMPLOYEES:</text:p>
      <text:p text:style-name="Standard"/>
      <text:p text:style-name="Sourcecode">(define-method (employees earnings) ( )</text:p>
      <text:p text:style-name="Sourcecode"><text:tab/>(+ salary overtime))</text:p>
      <text:p text:style-name="Sourcecode"/>
      <text:p text:style-name="Sourcecode">(define-method (employees earnings-greater-than) (val)</text:p>
      <text:p text:style-name="Sourcecode"><text:tab/>(if (&gt;? (earnings) val) </text:p>
      <text:p text:style-name="Sourcecode"><text:tab/>(writeln name emp-no) </text:p>
      <text:p text:style-name="Sourcecode"><text:tab/>'( )))</text:p>
      <text:p text:style-name="Sourcecode"/>
      <text:p text:style-name="Standard">The method EARNINGS computes an employee's earnings as the sum of OVERTIME and SALARY. The method EARNINGS - GREATER-THAN prints the name and employee number of the employee if the earnings are greater than a given value. Note that methods can refer to instance variables as if they were lexically enclosing variables.</text:p>
      <text:p text:style-name="Standard"/>
      <text:p text:style-name="Standard">An object's methods are invoked by sending a message to the object with the SEND special form. However, if a method in a class needs to invoke another method in the same class, including methods inherited from mixins, it may call the other method directly as a procedure. This call is illustrated in the previous example, where the method EARNINGS - GREATER-THAN calls EARNINGS, another method in the same class, as a procedure.</text:p>
      <text:p text:style-name="Standard"><text:soft-page-break/></text:p>
      <text:h text:style-name="Heading_20_1" text:outline-level="1">Variables</text:h>
      <text:p text:style-name="Standard">An object contains two kinds of variables: class variables and instance variables. Class variables contain information that is shared by all objects of the same class. Instance variables are local to each object and contain the object's local state.</text:p>
      <text:p text:style-name="Standard"/>
      <text:p text:style-name="Standard">Within an object, these variables may be treated as ordinary lexical variables. This treatment is illustrated in the example in the previous chapter, where the method EARNINGS adds the values of the instance variables SALARY and OVERTIME.</text:p>
      <text:p text:style-name="Standard"/>
      <text:p text:style-name="Standard">If the variables have been defined with the option GETTABLE-VARIABLES, methods to access their values are generated automatically. The names of these methods are constructed by prefixing the names of the variables with GET-. For example, in the class EMPLOYEES in the first example, the variables NAME, EMP-NO, and NO-OF-EMPLOYEES are gettable. The value of a gettable variable is obtained by sending a message such as (SEND EMPI GETNAME) to an instance. Similarly, for settable variables, the names of the methods are prefixed with SET-, and the value of a settable variable may be modified by sending a message such as (SEND EMP1 SET -SALARY 4000) to an instance.</text:p>
      <text:p text:style-name="Standard"/>
      <text:p text:style-name="Standard">The values of gettable class variables also may be accessed or set through the class itself without referring to an instance of the class. The special forms GETCV and SETCV get and modify the value of a class variable, respectively.</text:p>
      <text:p text:style-name="Standard"/>
      <text:h text:style-name="Heading_20_1" text:outline-level="1">Active Values</text:h>
      <text:p text:style-name="Standard">Active values [2] are used to trigger procedure invocations whenever the value of a variable is accessed or updated. Currently, only instance variables can have active values. An instance variable is given an active value with the special form (ACTIVE initial-value getfn setfn).</text:p>
      <text:p text:style-name="Standard"/>
      <text:p text:style-name="Standard">The keyword ACTIVE informs the system that this is an active value. The procedure getfn is invoked whenever the value of the variable is accessed, and the procedure setfn is invoked whenever the value of the variable is modified. The procedures getfn and setfn may be external procedures, methods in the same class, or #F, if no procedure is to be specified.</text:p>
      <text:p text:style-name="Standard"/>
      <text:p text:style-name="Standard">Variables with active values are both gettable and settable, and access and update methods are generated automatically for them.</text:p>
      <text:p text:style-name="Standard"/>
      <text:p text:style-name="Standard">To trace references to an instance variable POSITION, you could define POSITION as follows:</text:p>
      <text:p text:style-name="Sourcecode"/>
      <text:p text:style-name="Sourcecode">(define-class shipn</text:p>
      <text:p text:style-name="Sourcecode"><text:tab/>(instvars (position (active o traceget traceset)) ...)</text:p>
      <text:p text:style-name="Sourcecode"><text:tab/><text:tab/>...)</text:p>
      <text:p text:style-name="Sourcecode"/>
      <text:p text:style-name="Standard">Whenever the value of POSITION is accessed, the current value is passed to TRACEGET, and the value returned from TRACEGET is returned as the value of POSITION. Whenever a value is assigned to the variable POSITION, TRACESET is invoked with the new value, and POSITION is set to the value returned from TRACESET.</text:p>
      <text:p text:style-name="Standard">Active values may be nested to an arbitrary depth by specifying another active value as the initial-value of an active value:</text:p>
      <text:p text:style-name="Sourcecode"/>
      <text:p text:style-name="Sourcecode"><text:soft-page-break/>(active (active initial-value getfnl setfnl) getfn2 setfn2)</text:p>
      <text:p text:style-name="Sourcecode"/>
      <text:p text:style-name="Standard">Whenever the value of the variable bound to this active value is set, the setfn procedures are invoked in order from the outermost to the innermost. Likewise, whenever the value of the variable is accessed, the getfn procedures are invoked from the innermost to the outermost.</text:p>
      <text:p text:style-name="Standard"/>
      <text:p text:style-name="Standard">SCOOPS also provides a way to access or modify active values without invoking the getfn and setfn procedures.</text:p>
      <text:p text:style-name="Standard"/>
      <text:p text:style-name="Standard">Within an object, the value of a class or instance variable can be accessed in two ways – as a lexical variable and with its SET- and GET- methods. The simplest way is to access it as a lexical variable, using SET!, for example. When an active value is modified in this manner, its setfn procedures are not invoked.</text:p>
      <text:p text:style-name="Standard"/>
      <text:p text:style-name="Standard">The other way to modify an active value is with a procedure call, such as (SET-POSITION 10). This call invokes the setfn procedures for the active value in the manner described previously. Similarly, if POSITION is simply referenced as a lexical variable, the current value is returned, and the getfn procedures are not invoked. However, if the GET-POSITION procedure is used to retrieve the value, the getfn procedures in the active value are invoked in order.</text:p>
      <text:h text:style-name="Heading_20_1" text:outline-level="1">Inheritance</text:h>
      <text:p text:style-name="Standard">Inheritance is used to build higher levels of abstractions. Large systems can be organized through an inheritance structure of classes, thus permitting a modular design and avoiding the specification of redundant information.</text:p>
      <text:p text:style-name="Standard"/>
      <text:p text:style-name="Standard">In SCOOPS, an inheritance structure is built by “mixing in” other classes to form an acyclic directed graph. Classes that are made to be components of other classes in this way are called mixins. A class inherits the class variables, instance variables, and methods from its component classes. The order in which the component classes are combined determines which variables and methods are inherited when naming conflicts arise. The inheritance graph is searched in depth-first order, omitting any nodes that have been visited previously. For example, if CLASS1 has mixins CLASS2 and CLASS3, CLASS2 has mixins CLASS4 and CLASS5, and CLASS3 has mixins CLASS4 and CLASS6, the order in which the classes are combined is CLASS1, CLASS2, CLASS4, CLASS5, CLASS3, CLASS6.</text:p>
      <text:p text:style-name="Standard"/>
      <text:p text:style-name="Standard">The set of class variables and instance variables of a class is the union of class variables and instance variables of its component classes. However, the class variables that CLASS1 inherits from its component classes are shared by all instances of CLASS1 but are not shared by instances of its component classes.</text:p>
      <text:p text:style-name="Standard"/>
      <text:p text:style-name="Standard">Methods also are combined in a simple manner. If two classes contain a method with the same name, the method whose class is closer to the root in the depth-first order is inherited. Methods may be added or deleted at any time. The changes made to any classes are propagated throughout the inheritance structure.</text:p>
      <text:p text:style-name="Standard"/>
      <text:p text:style-name="Standard">The actual inheritance structure for a class is not constructed until the class is compiled with the COMPILE-CLASS operation. This operation is performed automatically the first time MAKE - INSTANCE is used to create an object that is an instance of the class. COMPILE-CLASS builds the inheritance graph for a class by inspecting each of its mixins. Until a class is "compiled” in this way, the procedure DESCRIBE is unable to describe completely all of its class variables, instance variables, and mixins.</text:p>
      <text:p text:style-name="Standard"/>
      <text:p text:style-name="Standard"><text:soft-page-break/>This use of the term "compile" should not be confused with the compilation step of the Scheme evaluator, EVAL. The term describes the process of collecting the pieces of the class definition into one place. Compiling a class with COMPILE-CLASS does not prohibit further method definitions for the class, and adding method definitions to a class does not require that it be recompiled.</text:p>
      <text:p text:style-name="Standard"/>
      <text:p text:style-name="Standard">The order in which the classes in the inheritance graph are compiled with COMPILE-CLASS is immaterial. Compiling a class does not automatically cause its mixins to be compiled, although the full graph containing them as nodes is built in order to collect all the components of the compiled class. Once a mixin has been added to the inheritance graph in this way, the procedure DESCRIBE is able to describe all its components, although it may not have been compiled itself.</text:p>
      <text:p text:style-name="Standard"/>
      <text:p text:style-name="Standard">Although a class is automatically compiled the first time MAKE-INSTANCE is used to create an instance of the class, it frequently is desirable to compile the class explicitly. For example, when a source file containing class definitions is to be compiled into object form with COMPILE-FILE, explicit calls to COMPILE-CLASS cause the class to be compiled and the inheritance structure to be constructed at the time the file is compiled. Otherwise, the class is compiled every time the file is loaded and the first MAKE - INSTANCE occurs.</text:p>
      <text:p text:style-name="Standard"/>
      <text:p text:style-name="Standard">Note that all the mixins of a class need to be defined before the class is compiled or its first instance object is create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Courier New1" svg:font-family="'Courier New'" style:font-adornments="Fett"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Standard">
      <style:text-properties style:font-name="Courier New1"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3M36S</meta:editing-duration>
    <meta:editing-cycles>15</meta:editing-cycles>
    <meta:generator>OpenOffice/4.1.2$Win32 OpenOffice.org_project/412m3$Build-9782</meta:generator>
    <dc:date>2018-07-04T22:30:32.97</dc:date>
    <dc:creator>Michael Binz</dc:creator>
    <meta:document-statistic meta:table-count="0" meta:image-count="0" meta:object-count="0" meta:page-count="5" meta:paragraph-count="68" meta:word-count="2096" meta:character-count="13047"/>
    <meta:user-defined meta:name="Info 1"/>
    <meta:user-defined meta:name="Info 2"/>
    <meta:user-defined meta:name="Info 3"/>
    <meta:user-defined meta:name="Info 4"/>
  </office:meta>
</office:document-meta>
</file>